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ry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oraryFileProvider.compareTo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mporaryFileProvider.findFile( final FileObject baseFile , final String uri , final FileSystemOptions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mporaryFileProvider.TemporaryFileProvider( final File roo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mporaryFileProvider.Temporary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